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Standard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7.594cm" fo:min-width="7.242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Linienspitzen_20_1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84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1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7cm" fo:min-width="5.32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341cm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5.336cm" fo:min-width="13.094cm" fo:padding-top="0.142cm" fo:padding-bottom="0.142cm" fo:padding-left="0.267cm" fo:padding-right="0.267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style:font-name="Segoe UI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Segoe UI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Segoe UI" fo:font-size="14pt" style:font-size-asian="14pt" style:font-size-complex="14pt"/>
    </style:style>
    <style:style style:name="T4" style:family="text">
      <style:text-properties style:font-name="Segoe U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7.948cm" svg:height="8.05cm" draw:transform="skewX (0.00645771823237902) translate (3.047cm 1.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464801535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.969cm" svg:y1="9.6cm" svg:x2="6.973cm" svg:y2="10.553cm" draw:start-shape="id1" draw:start-glue-point="2" draw:end-shape="id2" draw:end-glue-point="0" svg:d="M6969 9600v477h4v476" svg:viewBox="0 0 5 954">
          <text:p/>
        </draw:connector>
        <draw:frame draw:style-name="gr3" draw:text-style-name="P3" draw:layer="layout" svg:width="2.344cm" svg:height="0.907cm" svg:x="3.05cm" svg:y="1.55cm">
          <draw:text-box>
            <text:p>Render()</text:p>
          </draw:text-box>
        </draw:frame>
        <draw:frame draw:style-name="gr4" draw:text-style-name="P3" draw:layer="layout" svg:width="13.34cm" svg:height="0.907cm" svg:x="0.15cm" svg:y="0.051cm">
          <draw:text-box>
            <text:p>DispatchTile(<text:span text:style-name="T1">n</text:span>) executed by thread <text:span text:style-name="T1">n</text:span><text:span text:style-name="T2">, responsible for tile </text:span><text:span text:style-name="T1">n</text:span><text:span text:style-name="T2"> </text:span></text:p>
          </draw:text-box>
        </draw:frame>
        <draw:custom-shape draw:style-name="gr5" draw:text-style-name="P1" draw:layer="layout" svg:width="6cm" svg:height="1.5cm" svg:x="4cm" svg:y="2.55cm">
          <text:p text:style-name="P4"><text:span text:style-name="T3">RayTraceScene()</text:span></text:p>
          <text:p text:style-name="P4"><text:span text:style-name="T4">Camera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cm" svg:height="1.5cm" svg:x="4.001cm" svg:y="4.951cm">
          <text:p text:style-name="P4"><text:span text:style-name="T3">RayTraceScene()</text:span><text:span text:style-name="T4"><text:line-break/></text:span><text:span text:style-name="T4">Primary GI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cm" svg:height="1.5cm" svg:x="4.002cm" svg:y="7.352cm">
          <text:p text:style-name="P4"><text:span text:style-name="T3">RayTraceScene()</text:span><text:span text:style-name="T4"><text:line-break/></text:span><text:span text:style-name="T4">Secondary GI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0.841cm" svg:height="0.907cm" svg:x="6.55cm" svg:y="3.993cm">
          <draw:text-box>
            <text:p>+</text:p>
          </draw:text-box>
        </draw:frame>
        <draw:frame draw:style-name="gr6" draw:text-style-name="P3" draw:layer="layout" svg:width="0.841cm" svg:height="0.907cm" svg:x="6.551cm" svg:y="6.394cm">
          <draw:text-box>
            <text:p>+</text:p>
          </draw:text-box>
        </draw:frame>
        <draw:custom-shape draw:style-name="gr5" draw:text-style-name="P1" xml:id="id2" draw:id="id2" draw:layer="layout" svg:width="6cm" svg:height="1.5cm" svg:x="3.973cm" svg:y="10.553cm">
          <text:p text:style-name="P4"><text:span text:style-name="T3">Tonemapping </text:span><text:span text:style-name="T3"><text:line-break/></text:span><text:span text:style-name="T4">(ACES Approxim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6cm" svg:height="1.5cm" svg:x="3.974cm" svg:y="13.054cm">
          <text:p text:style-name="P4"><text:span text:style-name="T3">Linear to sR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.973cm" svg:y1="12.053cm" svg:x2="6.974cm" svg:y2="13.054cm" draw:start-shape="id2" draw:start-glue-point="2" draw:end-shape="id3" draw:end-glue-point="0" svg:d="M6973 12053v501h1v500" svg:viewBox="0 0 2 1002">
          <text:p/>
        </draw:connector>
        <draw:custom-shape draw:style-name="gr7" draw:text-style-name="P1" draw:layer="layout" svg:width="13.928cm" svg:height="15.92cm" draw:transform="skewX (0.00645771823237902) translate (0.066cm 0.0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2.115011845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Standard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egoe UI1" fo:font-family="'Segoe UI'" style:font-style-name="Standard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6:49:27.230000000</meta:creation-date>
    <dc:date>2024-06-17T20:24:27.277000000</dc:date>
    <meta:editing-duration>PT3H10M6S</meta:editing-duration>
    <meta:editing-cycles>10</meta:editing-cycles>
    <meta:generator>LibreOffice/7.6.4.1$Windows_X86_64 LibreOffice_project/e19e193f88cd6c0525a17fb7a176ed8e6a3e2aa1</meta:generator>
    <meta:document-statistic meta:object-count="13"/>
  </office:meta>
</office:document-meta>
</file>